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eue-results" table:style-name="ta1">
        <table:shapes>
          <draw:frame draw:z-index="0" draw:style-name="gr1" draw:text-style-name="P1" svg:width="453.51pt" svg:height="255.09pt" svg:x="523.59pt" svg:y="2.83pt">
            <draw:object draw:notify-on-update-of-ranges="'queue-results'.A1:'queue-results'.A1 'queue-results'.A2:'queue-results'.A15 'queue-results'.B1:'queue-results'.B1 'queue-results'.B2:'queue-results'.B15 'queue-results'.A1:'queue-results'.A1 'queue-results'.A2:'queue-results'.A15 'queue-results'.C1:'queue-results'.C1 'queue-results'.C2:'queue-results'.C15 'queue-results'.A1:'queue-results'.A1 'queue-results'.A2:'queue-results'.A15 'queue-results'.D1:'queue-results'.D1 'queue-results'.D2:'queue-results'.D15 'queue-results'.A1:'queue-results'.A1 'queue-results'.A2:'queue-results'.A15 'queue-results'.E1:'queue-results'.E1 'queue-results'.E2:'queue-results'.E15 'queue-results'.A1:'queue-results'.A1 'queue-results'.A2:'queue-results'.A15 'queue-results'.F1:'queue-results'.F1 'queue-results'.F2:'queue-results'.F15 'queue-results'.A1:'queue-results'.A1 'queue-results'.A2:'queue-results'.A15 'queue-results'.G1:'queue-results'.G1 'queue-results'.G2:'queue-results'.G15 'queue-results'.A1:'queue-results'.A1 'queue-results'.A2:'queue-results'.A15 'queue-results'.H1:'queue-results'.H1 'queue-results'.H2:'queue-results'.H15 'queue-results'.A1:'queue-results'.A1 'queue-results'.A2:'queue-results'.A15 'queue-results'.I1:'queue-results'.I1 'queue-results'.I2:'queue-results'.I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lock-free queue"</text:p>
          </table:table-cell>
          <table:table-cell office:value-type="string" calcext:value-type="string">
            <text:p>lock-free queue with pool"</text:p>
          </table:table-cell>
          <table:table-cell office:value-type="string" calcext:value-type="string">
            <text:p>boost::lockfree::queue"</text:p>
          </table:table-cell>
          <table:table-cell office:value-type="string" calcext:value-type="string">
            <text:p>cds::container::msqueue"</text:p>
          </table:table-cell>
          <table:table-cell office:value-type="string" calcext:value-type="string">
            <text:p>cds::container::fcqueue"</text:p>
          </table:table-cell>
          <table:table-cell office:value-type="string" calcext:value-type="string">
            <text:p>tbb::concurent_queue"</text:p>
          </table:table-cell>
          <table:table-cell office:value-type="string" calcext:value-type="string">
            <text:p>std::queue with mutex"</text:p>
          </table:table-cell>
          <table:table-cell office:value-type="string" calcext:value-type="string">
            <text:p>std::queue with spin-lo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5880" calcext:value-type="float">
            <text:p>3775880</text:p>
          </table:table-cell>
          <table:table-cell office:value-type="float" office:value="16155000" calcext:value-type="float">
            <text:p>16155000</text:p>
          </table:table-cell>
          <table:table-cell office:value-type="float" office:value="15985300" calcext:value-type="float">
            <text:p>15985300</text:p>
          </table:table-cell>
          <table:table-cell office:value-type="float" office:value="5070740" calcext:value-type="float">
            <text:p>5070740</text:p>
          </table:table-cell>
          <table:table-cell office:value-type="float" office:value="11588300" calcext:value-type="float">
            <text:p>11588300</text:p>
          </table:table-cell>
          <table:table-cell office:value-type="float" office:value="17208600" calcext:value-type="float">
            <text:p>17208600</text:p>
          </table:table-cell>
          <table:table-cell office:value-type="float" office:value="15982600" calcext:value-type="float">
            <text:p>15982600</text:p>
          </table:table-cell>
          <table:table-cell office:value-type="float" office:value="14044000" calcext:value-type="float">
            <text:p>1404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92390" calcext:value-type="float">
            <text:p>3192390</text:p>
          </table:table-cell>
          <table:table-cell office:value-type="float" office:value="9296140" calcext:value-type="float">
            <text:p>9296140</text:p>
          </table:table-cell>
          <table:table-cell office:value-type="float" office:value="10727300" calcext:value-type="float">
            <text:p>10727300</text:p>
          </table:table-cell>
          <table:table-cell office:value-type="float" office:value="6837400" calcext:value-type="float">
            <text:p>6837400</text:p>
          </table:table-cell>
          <table:table-cell office:value-type="float" office:value="11311300" calcext:value-type="float">
            <text:p>11311300</text:p>
          </table:table-cell>
          <table:table-cell office:value-type="float" office:value="7980810" calcext:value-type="float">
            <text:p>7980810</text:p>
          </table:table-cell>
          <table:table-cell office:value-type="float" office:value="10322700" calcext:value-type="float">
            <text:p>10322700</text:p>
          </table:table-cell>
          <table:table-cell office:value-type="float" office:value="13323300" calcext:value-type="float">
            <text:p>13323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77450" calcext:value-type="float">
            <text:p>2977450</text:p>
          </table:table-cell>
          <table:table-cell office:value-type="float" office:value="8842180" calcext:value-type="float">
            <text:p>8842180</text:p>
          </table:table-cell>
          <table:table-cell office:value-type="float" office:value="10203000" calcext:value-type="float">
            <text:p>10203000</text:p>
          </table:table-cell>
          <table:table-cell office:value-type="float" office:value="6800470" calcext:value-type="float">
            <text:p>6800470</text:p>
          </table:table-cell>
          <table:table-cell office:value-type="float" office:value="11091000" calcext:value-type="float">
            <text:p>11091000</text:p>
          </table:table-cell>
          <table:table-cell office:value-type="float" office:value="6761540" calcext:value-type="float">
            <text:p>6761540</text:p>
          </table:table-cell>
          <table:table-cell office:value-type="float" office:value="10265800" calcext:value-type="float">
            <text:p>10265800</text:p>
          </table:table-cell>
          <table:table-cell office:value-type="float" office:value="13352600" calcext:value-type="float">
            <text:p>133526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90510" calcext:value-type="float">
            <text:p>2890510</text:p>
          </table:table-cell>
          <table:table-cell office:value-type="float" office:value="9100900" calcext:value-type="float">
            <text:p>9100900</text:p>
          </table:table-cell>
          <table:table-cell office:value-type="float" office:value="10016600" calcext:value-type="float">
            <text:p>10016600</text:p>
          </table:table-cell>
          <table:table-cell office:value-type="float" office:value="6700780" calcext:value-type="float">
            <text:p>6700780</text:p>
          </table:table-cell>
          <table:table-cell office:value-type="float" office:value="10897400" calcext:value-type="float">
            <text:p>10897400</text:p>
          </table:table-cell>
          <table:table-cell office:value-type="float" office:value="5582610" calcext:value-type="float">
            <text:p>5582610</text:p>
          </table:table-cell>
          <table:table-cell office:value-type="float" office:value="9916650" calcext:value-type="float">
            <text:p>9916650</text:p>
          </table:table-cell>
          <table:table-cell office:value-type="float" office:value="13330400" calcext:value-type="float">
            <text:p>13330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94650" calcext:value-type="float">
            <text:p>2794650</text:p>
          </table:table-cell>
          <table:table-cell office:value-type="float" office:value="8774890" calcext:value-type="float">
            <text:p>8774890</text:p>
          </table:table-cell>
          <table:table-cell office:value-type="float" office:value="10069800" calcext:value-type="float">
            <text:p>10069800</text:p>
          </table:table-cell>
          <table:table-cell office:value-type="float" office:value="6686870" calcext:value-type="float">
            <text:p>6686870</text:p>
          </table:table-cell>
          <table:table-cell office:value-type="float" office:value="10738500" calcext:value-type="float">
            <text:p>10738500</text:p>
          </table:table-cell>
          <table:table-cell office:value-type="float" office:value="4451500" calcext:value-type="float">
            <text:p>4451500</text:p>
          </table:table-cell>
          <table:table-cell office:value-type="float" office:value="9857280" calcext:value-type="float">
            <text:p>9857280</text:p>
          </table:table-cell>
          <table:table-cell office:value-type="float" office:value="13353100" calcext:value-type="float">
            <text:p>13353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28350" calcext:value-type="float">
            <text:p>2628350</text:p>
          </table:table-cell>
          <table:table-cell office:value-type="float" office:value="8690780" calcext:value-type="float">
            <text:p>8690780</text:p>
          </table:table-cell>
          <table:table-cell office:value-type="float" office:value="10037800" calcext:value-type="float">
            <text:p>10037800</text:p>
          </table:table-cell>
          <table:table-cell office:value-type="float" office:value="6599220" calcext:value-type="float">
            <text:p>6599220</text:p>
          </table:table-cell>
          <table:table-cell office:value-type="float" office:value="10658700" calcext:value-type="float">
            <text:p>10658700</text:p>
          </table:table-cell>
          <table:table-cell office:value-type="float" office:value="3694320" calcext:value-type="float">
            <text:p>3694320</text:p>
          </table:table-cell>
          <table:table-cell office:value-type="float" office:value="10489400" calcext:value-type="float">
            <text:p>10489400</text:p>
          </table:table-cell>
          <table:table-cell office:value-type="float" office:value="13747300" calcext:value-type="float">
            <text:p>13747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19880" calcext:value-type="float">
            <text:p>2619880</text:p>
          </table:table-cell>
          <table:table-cell office:value-type="float" office:value="9062140" calcext:value-type="float">
            <text:p>9062140</text:p>
          </table:table-cell>
          <table:table-cell office:value-type="float" office:value="9934450" calcext:value-type="float">
            <text:p>9934450</text:p>
          </table:table-cell>
          <table:table-cell office:value-type="float" office:value="6595460" calcext:value-type="float">
            <text:p>6595460</text:p>
          </table:table-cell>
          <table:table-cell office:value-type="float" office:value="10602000" calcext:value-type="float">
            <text:p>10602000</text:p>
          </table:table-cell>
          <table:table-cell office:value-type="float" office:value="3101230" calcext:value-type="float">
            <text:p>3101230</text:p>
          </table:table-cell>
          <table:table-cell office:value-type="float" office:value="10159100" calcext:value-type="float">
            <text:p>10159100</text:p>
          </table:table-cell>
          <table:table-cell office:value-type="float" office:value="13928500" calcext:value-type="float">
            <text:p>13928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03470" calcext:value-type="float">
            <text:p>2503470</text:p>
          </table:table-cell>
          <table:table-cell office:value-type="float" office:value="8925700" calcext:value-type="float">
            <text:p>8925700</text:p>
          </table:table-cell>
          <table:table-cell office:value-type="float" office:value="9831330" calcext:value-type="float">
            <text:p>9831330</text:p>
          </table:table-cell>
          <table:table-cell office:value-type="float" office:value="6491980" calcext:value-type="float">
            <text:p>6491980</text:p>
          </table:table-cell>
          <table:table-cell office:value-type="float" office:value="10485300" calcext:value-type="float">
            <text:p>10485300</text:p>
          </table:table-cell>
          <table:table-cell office:value-type="float" office:value="2620380" calcext:value-type="float">
            <text:p>2620380</text:p>
          </table:table-cell>
          <table:table-cell office:value-type="float" office:value="9871720" calcext:value-type="float">
            <text:p>9871720</text:p>
          </table:table-cell>
          <table:table-cell office:value-type="float" office:value="13638800" calcext:value-type="float">
            <text:p>13638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95090" calcext:value-type="float">
            <text:p>2395090</text:p>
          </table:table-cell>
          <table:table-cell office:value-type="float" office:value="8757290" calcext:value-type="float">
            <text:p>8757290</text:p>
          </table:table-cell>
          <table:table-cell office:value-type="float" office:value="9914910" calcext:value-type="float">
            <text:p>9914910</text:p>
          </table:table-cell>
          <table:table-cell office:value-type="float" office:value="6525160" calcext:value-type="float">
            <text:p>6525160</text:p>
          </table:table-cell>
          <table:table-cell office:value-type="float" office:value="10516200" calcext:value-type="float">
            <text:p>10516200</text:p>
          </table:table-cell>
          <table:table-cell office:value-type="float" office:value="2234240" calcext:value-type="float">
            <text:p>2234240</text:p>
          </table:table-cell>
          <table:table-cell office:value-type="float" office:value="9859050" calcext:value-type="float">
            <text:p>9859050</text:p>
          </table:table-cell>
          <table:table-cell office:value-type="float" office:value="13711400" calcext:value-type="float">
            <text:p>137114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26280" calcext:value-type="float">
            <text:p>2226280</text:p>
          </table:table-cell>
          <table:table-cell office:value-type="float" office:value="9057520" calcext:value-type="float">
            <text:p>9057520</text:p>
          </table:table-cell>
          <table:table-cell office:value-type="float" office:value="9831750" calcext:value-type="float">
            <text:p>9831750</text:p>
          </table:table-cell>
          <table:table-cell office:value-type="float" office:value="6414610" calcext:value-type="float">
            <text:p>6414610</text:p>
          </table:table-cell>
          <table:table-cell office:value-type="float" office:value="10253300" calcext:value-type="float">
            <text:p>10253300</text:p>
          </table:table-cell>
          <table:table-cell office:value-type="float" office:value="1443510" calcext:value-type="float">
            <text:p>1443510</text:p>
          </table:table-cell>
          <table:table-cell office:value-type="float" office:value="10266400" calcext:value-type="float">
            <text:p>10266400</text:p>
          </table:table-cell>
          <table:table-cell office:value-type="float" office:value="14340700" calcext:value-type="float">
            <text:p>143407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97500" calcext:value-type="float">
            <text:p>2297500</text:p>
          </table:table-cell>
          <table:table-cell office:value-type="float" office:value="8890690" calcext:value-type="float">
            <text:p>8890690</text:p>
          </table:table-cell>
          <table:table-cell office:value-type="float" office:value="9698640" calcext:value-type="float">
            <text:p>9698640</text:p>
          </table:table-cell>
          <table:table-cell office:value-type="float" office:value="6314190" calcext:value-type="float">
            <text:p>6314190</text:p>
          </table:table-cell>
          <table:table-cell office:value-type="float" office:value="10055500" calcext:value-type="float">
            <text:p>10055500</text:p>
          </table:table-cell>
          <table:table-cell office:value-type="float" office:value="1039330" calcext:value-type="float">
            <text:p>1039330</text:p>
          </table:table-cell>
          <table:table-cell office:value-type="float" office:value="10455700" calcext:value-type="float">
            <text:p>10455700</text:p>
          </table:table-cell>
          <table:table-cell office:value-type="float" office:value="14201700" calcext:value-type="float">
            <text:p>142017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66200" calcext:value-type="float">
            <text:p>2566200</text:p>
          </table:table-cell>
          <table:table-cell office:value-type="float" office:value="8242090" calcext:value-type="float">
            <text:p>8242090</text:p>
          </table:table-cell>
          <table:table-cell office:value-type="float" office:value="9671290" calcext:value-type="float">
            <text:p>9671290</text:p>
          </table:table-cell>
          <table:table-cell office:value-type="float" office:value="6253750" calcext:value-type="float">
            <text:p>6253750</text:p>
          </table:table-cell>
          <table:table-cell office:value-type="float" office:value="9823360" calcext:value-type="float">
            <text:p>9823360</text:p>
          </table:table-cell>
          <table:table-cell office:value-type="float" office:value="826799" calcext:value-type="float">
            <text:p>826799</text:p>
          </table:table-cell>
          <table:table-cell office:value-type="float" office:value="10032800" calcext:value-type="float">
            <text:p>10032800</text:p>
          </table:table-cell>
          <table:table-cell office:value-type="float" office:value="13122300" calcext:value-type="float">
            <text:p>131223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39650" calcext:value-type="float">
            <text:p>2639650</text:p>
          </table:table-cell>
          <table:table-cell office:value-type="float" office:value="8941100" calcext:value-type="float">
            <text:p>8941100</text:p>
          </table:table-cell>
          <table:table-cell office:value-type="float" office:value="9639930" calcext:value-type="float">
            <text:p>9639930</text:p>
          </table:table-cell>
          <table:table-cell office:value-type="float" office:value="6199520" calcext:value-type="float">
            <text:p>6199520</text:p>
          </table:table-cell>
          <table:table-cell office:value-type="float" office:value="9620850" calcext:value-type="float">
            <text:p>9620850</text:p>
          </table:table-cell>
          <table:table-cell office:value-type="float" office:value="676222" calcext:value-type="float">
            <text:p>676222</text:p>
          </table:table-cell>
          <table:table-cell office:value-type="float" office:value="9833100" calcext:value-type="float">
            <text:p>9833100</text:p>
          </table:table-cell>
          <table:table-cell office:value-type="float" office:value="13561400" calcext:value-type="float">
            <text:p>135614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99830" calcext:value-type="float">
            <text:p>2499830</text:p>
          </table:table-cell>
          <table:table-cell office:value-type="float" office:value="8565230" calcext:value-type="float">
            <text:p>8565230</text:p>
          </table:table-cell>
          <table:table-cell office:value-type="float" office:value="9659160" calcext:value-type="float">
            <text:p>9659160</text:p>
          </table:table-cell>
          <table:table-cell office:value-type="float" office:value="6181430" calcext:value-type="float">
            <text:p>6181430</text:p>
          </table:table-cell>
          <table:table-cell office:value-type="float" office:value="9487650" calcext:value-type="float">
            <text:p>9487650</text:p>
          </table:table-cell>
          <table:table-cell office:value-type="float" office:value="571680" calcext:value-type="float">
            <text:p>571680</text:p>
          </table:table-cell>
          <table:table-cell office:value-type="float" office:value="9812610" calcext:value-type="float">
            <text:p>9812610</text:p>
          </table:table-cell>
          <table:table-cell office:value-type="float" office:value="14074000" calcext:value-type="float">
            <text:p>1407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4:05:52.199274899</dc:date>
    <dc:creator>andrew </dc:creator>
    <meta:editing-duration>PT1M16S</meta:editing-duration>
    <meta:editing-cycles>1</meta:editing-cycles>
    <meta:document-statistic meta:table-count="1" meta:cell-count="13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2.458cm" style:legend-expansion="high" chart:style-name="ch2"/>
        <chart:plot-area chart:style-name="ch3" table:cell-range-address="'queue-results'.A1:'queue-results'.I15" chart:data-source-has-labels="row" svg:x="0.32cm" svg:y="0.18cm" svg:width="10.074cm" svg:height="8.64cm">
          <chartooo:coordinate-region svg:x="1.867cm" svg:y="0.379cm" svg:width="8.0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eue-results'.B2:'queue-results'.B15" chart:label-cell-address="'queue-results'.B1:'queue-results'.B1" chart:class="chart:scatter">
            <chart:domain table:cell-range-address="'queue-results'.A2:'queue-results'.A15"/>
            <chart:data-point chart:repeated="14"/>
          </chart:series>
          <chart:series chart:style-name="ch7" chart:values-cell-range-address="'queue-results'.C2:'queue-results'.C15" chart:label-cell-address="'queue-results'.C1:'queue-results'.C1" chart:class="chart:scatter">
            <chart:data-point chart:repeated="14"/>
          </chart:series>
          <chart:series chart:style-name="ch8" chart:values-cell-range-address="'queue-results'.D2:'queue-results'.D15" chart:label-cell-address="'queue-results'.D1:'queue-results'.D1" chart:class="chart:scatter">
            <chart:data-point chart:repeated="14"/>
          </chart:series>
          <chart:series chart:style-name="ch9" chart:values-cell-range-address="'queue-results'.E2:'queue-results'.E15" chart:label-cell-address="'queue-results'.E1:'queue-results'.E1" chart:class="chart:scatter">
            <chart:data-point chart:repeated="14"/>
          </chart:series>
          <chart:series chart:style-name="ch10" chart:values-cell-range-address="'queue-results'.F2:'queue-results'.F15" chart:label-cell-address="'queue-results'.F1:'queue-results'.F1" chart:class="chart:scatter">
            <chart:data-point chart:repeated="14"/>
          </chart:series>
          <chart:series chart:style-name="ch11" chart:values-cell-range-address="'queue-results'.G2:'queue-results'.G15" chart:label-cell-address="'queue-results'.G1:'queue-results'.G1" chart:class="chart:scatter">
            <chart:data-point chart:repeated="14"/>
          </chart:series>
          <chart:series chart:style-name="ch12" chart:values-cell-range-address="'queue-results'.H2:'queue-results'.H15" chart:label-cell-address="'queue-results'.H1:'queue-results'.H1" chart:class="chart:scatter">
            <chart:data-point chart:repeated="14"/>
          </chart:series>
          <chart:series chart:style-name="ch13" chart:values-cell-range-address="'queue-results'.I2:'queue-results'.I15" chart:label-cell-address="'queue-results'.I1:'queue-results'.I1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k-free queue"</text:p>
                <draw:g>
                  <svg:desc>'queue-results'.B1:'queue-results'.B1</svg:desc>
                </draw:g>
              </table:table-cell>
              <table:table-cell office:value-type="string">
                <text:p>lock-free queue with pool"</text:p>
                <draw:g>
                  <svg:desc>'queue-results'.C1:'queue-results'.C1</svg:desc>
                </draw:g>
              </table:table-cell>
              <table:table-cell office:value-type="string">
                <text:p>boost::lockfree::queue"</text:p>
                <draw:g>
                  <svg:desc>'queue-results'.D1:'queue-results'.D1</svg:desc>
                </draw:g>
              </table:table-cell>
              <table:table-cell office:value-type="string">
                <text:p>cds::container::msqueue"</text:p>
                <draw:g>
                  <svg:desc>'queue-results'.E1:'queue-results'.E1</svg:desc>
                </draw:g>
              </table:table-cell>
              <table:table-cell office:value-type="string">
                <text:p>cds::container::fcqueue"</text:p>
                <draw:g>
                  <svg:desc>'queue-results'.F1:'queue-results'.F1</svg:desc>
                </draw:g>
              </table:table-cell>
              <table:table-cell office:value-type="string">
                <text:p>tbb::concurent_queue"</text:p>
                <draw:g>
                  <svg:desc>'queue-results'.G1:'queue-results'.G1</svg:desc>
                </draw:g>
              </table:table-cell>
              <table:table-cell office:value-type="string">
                <text:p>std::queue with mutex"</text:p>
                <draw:g>
                  <svg:desc>'queue-results'.H1:'queue-results'.H1</svg:desc>
                </draw:g>
              </table:table-cell>
              <table:table-cell office:value-type="string">
                <text:p>std::queue with spin-lock"</text:p>
                <draw:g>
                  <svg:desc>'queue-results'.I1:'queue-result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ue-results'.A2:'queue-results'.A15</svg:desc>
                </draw:g>
              </table:table-cell>
              <table:table-cell office:value-type="float" office:value="3775880">
                <text:p>3775880</text:p>
                <draw:g>
                  <svg:desc>'queue-results'.B2:'queue-results'.B15</svg:desc>
                </draw:g>
              </table:table-cell>
              <table:table-cell office:value-type="float" office:value="16155000">
                <text:p>16155000</text:p>
                <draw:g>
                  <svg:desc>'queue-results'.C2:'queue-results'.C15</svg:desc>
                </draw:g>
              </table:table-cell>
              <table:table-cell office:value-type="float" office:value="15985300">
                <text:p>15985300</text:p>
                <draw:g>
                  <svg:desc>'queue-results'.D2:'queue-results'.D15</svg:desc>
                </draw:g>
              </table:table-cell>
              <table:table-cell office:value-type="float" office:value="5070740">
                <text:p>5070740</text:p>
                <draw:g>
                  <svg:desc>'queue-results'.E2:'queue-results'.E15</svg:desc>
                </draw:g>
              </table:table-cell>
              <table:table-cell office:value-type="float" office:value="11588300">
                <text:p>11588300</text:p>
                <draw:g>
                  <svg:desc>'queue-results'.F2:'queue-results'.F15</svg:desc>
                </draw:g>
              </table:table-cell>
              <table:table-cell office:value-type="float" office:value="17208600">
                <text:p>17208600</text:p>
                <draw:g>
                  <svg:desc>'queue-results'.G2:'queue-results'.G15</svg:desc>
                </draw:g>
              </table:table-cell>
              <table:table-cell office:value-type="float" office:value="15982600">
                <text:p>15982600</text:p>
                <draw:g>
                  <svg:desc>'queue-results'.H2:'queue-results'.H15</svg:desc>
                </draw:g>
              </table:table-cell>
              <table:table-cell office:value-type="float" office:value="14044000">
                <text:p>14044000</text:p>
                <draw:g>
                  <svg:desc>'queue-results'.I2:'queue-results'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92390">
                <text:p>3192390</text:p>
              </table:table-cell>
              <table:table-cell office:value-type="float" office:value="9296140">
                <text:p>9296140</text:p>
              </table:table-cell>
              <table:table-cell office:value-type="float" office:value="10727300">
                <text:p>10727300</text:p>
              </table:table-cell>
              <table:table-cell office:value-type="float" office:value="6837400">
                <text:p>6837400</text:p>
              </table:table-cell>
              <table:table-cell office:value-type="float" office:value="11311300">
                <text:p>11311300</text:p>
              </table:table-cell>
              <table:table-cell office:value-type="float" office:value="7980810">
                <text:p>7980810</text:p>
              </table:table-cell>
              <table:table-cell office:value-type="float" office:value="10322700">
                <text:p>10322700</text:p>
              </table:table-cell>
              <table:table-cell office:value-type="float" office:value="13323300">
                <text:p>13323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977450">
                <text:p>2977450</text:p>
              </table:table-cell>
              <table:table-cell office:value-type="float" office:value="8842180">
                <text:p>8842180</text:p>
              </table:table-cell>
              <table:table-cell office:value-type="float" office:value="10203000">
                <text:p>10203000</text:p>
              </table:table-cell>
              <table:table-cell office:value-type="float" office:value="6800470">
                <text:p>6800470</text:p>
              </table:table-cell>
              <table:table-cell office:value-type="float" office:value="11091000">
                <text:p>11091000</text:p>
              </table:table-cell>
              <table:table-cell office:value-type="float" office:value="6761540">
                <text:p>6761540</text:p>
              </table:table-cell>
              <table:table-cell office:value-type="float" office:value="10265800">
                <text:p>10265800</text:p>
              </table:table-cell>
              <table:table-cell office:value-type="float" office:value="13352600">
                <text:p>13352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890510">
                <text:p>2890510</text:p>
              </table:table-cell>
              <table:table-cell office:value-type="float" office:value="9100900">
                <text:p>9100900</text:p>
              </table:table-cell>
              <table:table-cell office:value-type="float" office:value="10016600">
                <text:p>10016600</text:p>
              </table:table-cell>
              <table:table-cell office:value-type="float" office:value="6700780">
                <text:p>6700780</text:p>
              </table:table-cell>
              <table:table-cell office:value-type="float" office:value="10897400">
                <text:p>10897400</text:p>
              </table:table-cell>
              <table:table-cell office:value-type="float" office:value="5582610">
                <text:p>5582610</text:p>
              </table:table-cell>
              <table:table-cell office:value-type="float" office:value="9916650">
                <text:p>9916650</text:p>
              </table:table-cell>
              <table:table-cell office:value-type="float" office:value="13330400">
                <text:p>13330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794650">
                <text:p>2794650</text:p>
              </table:table-cell>
              <table:table-cell office:value-type="float" office:value="8774890">
                <text:p>8774890</text:p>
              </table:table-cell>
              <table:table-cell office:value-type="float" office:value="10069800">
                <text:p>10069800</text:p>
              </table:table-cell>
              <table:table-cell office:value-type="float" office:value="6686870">
                <text:p>6686870</text:p>
              </table:table-cell>
              <table:table-cell office:value-type="float" office:value="10738500">
                <text:p>10738500</text:p>
              </table:table-cell>
              <table:table-cell office:value-type="float" office:value="4451500">
                <text:p>4451500</text:p>
              </table:table-cell>
              <table:table-cell office:value-type="float" office:value="9857280">
                <text:p>9857280</text:p>
              </table:table-cell>
              <table:table-cell office:value-type="float" office:value="13353100">
                <text:p>13353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628350">
                <text:p>2628350</text:p>
              </table:table-cell>
              <table:table-cell office:value-type="float" office:value="8690780">
                <text:p>8690780</text:p>
              </table:table-cell>
              <table:table-cell office:value-type="float" office:value="10037800">
                <text:p>10037800</text:p>
              </table:table-cell>
              <table:table-cell office:value-type="float" office:value="6599220">
                <text:p>6599220</text:p>
              </table:table-cell>
              <table:table-cell office:value-type="float" office:value="10658700">
                <text:p>10658700</text:p>
              </table:table-cell>
              <table:table-cell office:value-type="float" office:value="3694320">
                <text:p>3694320</text:p>
              </table:table-cell>
              <table:table-cell office:value-type="float" office:value="10489400">
                <text:p>10489400</text:p>
              </table:table-cell>
              <table:table-cell office:value-type="float" office:value="13747300">
                <text:p>13747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2619880">
                <text:p>2619880</text:p>
              </table:table-cell>
              <table:table-cell office:value-type="float" office:value="9062140">
                <text:p>9062140</text:p>
              </table:table-cell>
              <table:table-cell office:value-type="float" office:value="9934450">
                <text:p>9934450</text:p>
              </table:table-cell>
              <table:table-cell office:value-type="float" office:value="6595460">
                <text:p>6595460</text:p>
              </table:table-cell>
              <table:table-cell office:value-type="float" office:value="10602000">
                <text:p>10602000</text:p>
              </table:table-cell>
              <table:table-cell office:value-type="float" office:value="3101230">
                <text:p>3101230</text:p>
              </table:table-cell>
              <table:table-cell office:value-type="float" office:value="10159100">
                <text:p>10159100</text:p>
              </table:table-cell>
              <table:table-cell office:value-type="float" office:value="13928500">
                <text:p>13928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2503470">
                <text:p>2503470</text:p>
              </table:table-cell>
              <table:table-cell office:value-type="float" office:value="8925700">
                <text:p>8925700</text:p>
              </table:table-cell>
              <table:table-cell office:value-type="float" office:value="9831330">
                <text:p>9831330</text:p>
              </table:table-cell>
              <table:table-cell office:value-type="float" office:value="6491980">
                <text:p>6491980</text:p>
              </table:table-cell>
              <table:table-cell office:value-type="float" office:value="10485300">
                <text:p>10485300</text:p>
              </table:table-cell>
              <table:table-cell office:value-type="float" office:value="2620380">
                <text:p>2620380</text:p>
              </table:table-cell>
              <table:table-cell office:value-type="float" office:value="9871720">
                <text:p>9871720</text:p>
              </table:table-cell>
              <table:table-cell office:value-type="float" office:value="13638800">
                <text:p>13638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2395090">
                <text:p>2395090</text:p>
              </table:table-cell>
              <table:table-cell office:value-type="float" office:value="8757290">
                <text:p>8757290</text:p>
              </table:table-cell>
              <table:table-cell office:value-type="float" office:value="9914910">
                <text:p>9914910</text:p>
              </table:table-cell>
              <table:table-cell office:value-type="float" office:value="6525160">
                <text:p>6525160</text:p>
              </table:table-cell>
              <table:table-cell office:value-type="float" office:value="10516200">
                <text:p>10516200</text:p>
              </table:table-cell>
              <table:table-cell office:value-type="float" office:value="2234240">
                <text:p>2234240</text:p>
              </table:table-cell>
              <table:table-cell office:value-type="float" office:value="9859050">
                <text:p>9859050</text:p>
              </table:table-cell>
              <table:table-cell office:value-type="float" office:value="13711400">
                <text:p>13711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2226280">
                <text:p>2226280</text:p>
              </table:table-cell>
              <table:table-cell office:value-type="float" office:value="9057520">
                <text:p>9057520</text:p>
              </table:table-cell>
              <table:table-cell office:value-type="float" office:value="9831750">
                <text:p>9831750</text:p>
              </table:table-cell>
              <table:table-cell office:value-type="float" office:value="6414610">
                <text:p>6414610</text:p>
              </table:table-cell>
              <table:table-cell office:value-type="float" office:value="10253300">
                <text:p>10253300</text:p>
              </table:table-cell>
              <table:table-cell office:value-type="float" office:value="1443510">
                <text:p>1443510</text:p>
              </table:table-cell>
              <table:table-cell office:value-type="float" office:value="10266400">
                <text:p>10266400</text:p>
              </table:table-cell>
              <table:table-cell office:value-type="float" office:value="14340700">
                <text:p>14340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2297500">
                <text:p>2297500</text:p>
              </table:table-cell>
              <table:table-cell office:value-type="float" office:value="8890690">
                <text:p>8890690</text:p>
              </table:table-cell>
              <table:table-cell office:value-type="float" office:value="9698640">
                <text:p>9698640</text:p>
              </table:table-cell>
              <table:table-cell office:value-type="float" office:value="6314190">
                <text:p>6314190</text:p>
              </table:table-cell>
              <table:table-cell office:value-type="float" office:value="10055500">
                <text:p>10055500</text:p>
              </table:table-cell>
              <table:table-cell office:value-type="float" office:value="1039330">
                <text:p>1039330</text:p>
              </table:table-cell>
              <table:table-cell office:value-type="float" office:value="10455700">
                <text:p>10455700</text:p>
              </table:table-cell>
              <table:table-cell office:value-type="float" office:value="14201700">
                <text:p>14201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2566200">
                <text:p>2566200</text:p>
              </table:table-cell>
              <table:table-cell office:value-type="float" office:value="8242090">
                <text:p>8242090</text:p>
              </table:table-cell>
              <table:table-cell office:value-type="float" office:value="9671290">
                <text:p>9671290</text:p>
              </table:table-cell>
              <table:table-cell office:value-type="float" office:value="6253750">
                <text:p>6253750</text:p>
              </table:table-cell>
              <table:table-cell office:value-type="float" office:value="9823360">
                <text:p>9823360</text:p>
              </table:table-cell>
              <table:table-cell office:value-type="float" office:value="826799">
                <text:p>826799</text:p>
              </table:table-cell>
              <table:table-cell office:value-type="float" office:value="10032800">
                <text:p>10032800</text:p>
              </table:table-cell>
              <table:table-cell office:value-type="float" office:value="13122300">
                <text:p>13122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2639650">
                <text:p>2639650</text:p>
              </table:table-cell>
              <table:table-cell office:value-type="float" office:value="8941100">
                <text:p>8941100</text:p>
              </table:table-cell>
              <table:table-cell office:value-type="float" office:value="9639930">
                <text:p>9639930</text:p>
              </table:table-cell>
              <table:table-cell office:value-type="float" office:value="6199520">
                <text:p>6199520</text:p>
              </table:table-cell>
              <table:table-cell office:value-type="float" office:value="9620850">
                <text:p>9620850</text:p>
              </table:table-cell>
              <table:table-cell office:value-type="float" office:value="676222">
                <text:p>676222</text:p>
              </table:table-cell>
              <table:table-cell office:value-type="float" office:value="9833100">
                <text:p>9833100</text:p>
              </table:table-cell>
              <table:table-cell office:value-type="float" office:value="13561400">
                <text:p>13561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">
                <text:p>113</text:p>
              </table:table-cell>
              <table:table-cell office:value-type="float" office:value="2499830">
                <text:p>2499830</text:p>
              </table:table-cell>
              <table:table-cell office:value-type="float" office:value="8565230">
                <text:p>8565230</text:p>
              </table:table-cell>
              <table:table-cell office:value-type="float" office:value="9659160">
                <text:p>9659160</text:p>
              </table:table-cell>
              <table:table-cell office:value-type="float" office:value="6181430">
                <text:p>6181430</text:p>
              </table:table-cell>
              <table:table-cell office:value-type="float" office:value="9487650">
                <text:p>9487650</text:p>
              </table:table-cell>
              <table:table-cell office:value-type="float" office:value="571680">
                <text:p>571680</text:p>
              </table:table-cell>
              <table:table-cell office:value-type="float" office:value="9812610">
                <text:p>9812610</text:p>
              </table:table-cell>
              <table:table-cell office:value-type="float" office:value="14074000">
                <text:p>1407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